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3"/>
          <table:table-cell office:value-type="string">
            <text:p>neut</text:p>
          </table:table-cell>
          <table:table-cell office:value-type="string">
            <text:p>cat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float" office:value="0.263857">
            <text:p>0.263857</text:p>
          </table:table-cell>
          <table:table-cell office:value-type="float" office:value="0.351047">
            <text:p>0.351047</text:p>
          </table:table-cell>
          <table:table-cell table:formula="of:=[.E2]-[.D2]" office:value-type="float" office:value="0.08719">
            <text:p>0.08719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S</text:p>
          </table:table-cell>
          <table:table-cell office:value-type="float" office:value="0.263857">
            <text:p>0.263857</text:p>
          </table:table-cell>
          <table:table-cell office:value-type="float" office:value="0.351047">
            <text:p>0.351047</text:p>
          </table:table-cell>
          <table:table-cell table:formula="of:=[.E3]-[.D3]" office:value-type="float" office:value="0.08719">
            <text:p>0.08719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S</text:p>
          </table:table-cell>
          <table:table-cell office:value-type="float" office:value="0.266485">
            <text:p>0.266485</text:p>
          </table:table-cell>
          <table:table-cell office:value-type="float" office:value="0.347944">
            <text:p>0.347944</text:p>
          </table:table-cell>
          <table:table-cell table:formula="of:=[.E4]-[.D4]" office:value-type="float" office:value="0.081459">
            <text:p>0.081459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S</text:p>
          </table:table-cell>
          <table:table-cell office:value-type="float" office:value="0.266485">
            <text:p>0.266485</text:p>
          </table:table-cell>
          <table:table-cell office:value-type="float" office:value="0.347944">
            <text:p>0.347944</text:p>
          </table:table-cell>
          <table:table-cell table:formula="of:=[.E5]-[.D5]" office:value-type="float" office:value="0.081459">
            <text:p>0.081459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.17502">
            <text:p>0.17502</text:p>
          </table:table-cell>
          <table:table-cell office:value-type="float" office:value="0.223163">
            <text:p>0.223163</text:p>
          </table:table-cell>
          <table:table-cell table:formula="of:=[.E6]-[.D6]" office:value-type="float" office:value="0.048143">
            <text:p>0.048143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string">
            <text:p>H</text:p>
          </table:table-cell>
          <table:table-cell office:value-type="float" office:value="0.17502">
            <text:p>0.17502</text:p>
          </table:table-cell>
          <table:table-cell office:value-type="float" office:value="0.223163">
            <text:p>0.223163</text:p>
          </table:table-cell>
          <table:table-cell table:formula="of:=[.E7]-[.D7]" office:value-type="float" office:value="0.048143">
            <text:p>0.04814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0.145297">
            <text:p>0.145297</text:p>
          </table:table-cell>
          <table:table-cell office:value-type="float" office:value="0.191361">
            <text:p>0.191361</text:p>
          </table:table-cell>
          <table:table-cell table:formula="of:=[.E8]-[.D8]" office:value-type="float" office:value="0.046064">
            <text:p>0.046064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H</text:p>
          </table:table-cell>
          <table:table-cell office:value-type="float" office:value="0.145297">
            <text:p>0.145297</text:p>
          </table:table-cell>
          <table:table-cell office:value-type="float" office:value="0.191361">
            <text:p>0.191361</text:p>
          </table:table-cell>
          <table:table-cell table:formula="of:=[.E9]-[.D9]" office:value-type="float" office:value="0.046064">
            <text:p>0.046064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H</text:p>
          </table:table-cell>
          <table:table-cell office:value-type="float" office:value="0.154821">
            <text:p>0.154821</text:p>
          </table:table-cell>
          <table:table-cell office:value-type="float" office:value="0.200118">
            <text:p>0.200118</text:p>
          </table:table-cell>
          <table:table-cell table:formula="of:=[.E10]-[.D10]" office:value-type="float" office:value="0.045297">
            <text:p>0.045297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H</text:p>
          </table:table-cell>
          <table:table-cell office:value-type="float" office:value="0.154821">
            <text:p>0.154821</text:p>
          </table:table-cell>
          <table:table-cell office:value-type="float" office:value="0.200118">
            <text:p>0.200118</text:p>
          </table:table-cell>
          <table:table-cell table:formula="of:=[.E11]-[.D11]" office:value-type="float" office:value="0.045297">
            <text:p>0.045297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H</text:p>
          </table:table-cell>
          <table:table-cell office:value-type="float" office:value="0.154883">
            <text:p>0.154883</text:p>
          </table:table-cell>
          <table:table-cell office:value-type="float" office:value="0.197677">
            <text:p>0.197677</text:p>
          </table:table-cell>
          <table:table-cell table:formula="of:=[.E12]-[.D12]" office:value-type="float" office:value="0.042794">
            <text:p>0.042794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H</text:p>
          </table:table-cell>
          <table:table-cell office:value-type="float" office:value="0.154883">
            <text:p>0.154883</text:p>
          </table:table-cell>
          <table:table-cell office:value-type="float" office:value="0.197677">
            <text:p>0.197677</text:p>
          </table:table-cell>
          <table:table-cell table:formula="of:=[.E13]-[.D13]" office:value-type="float" office:value="0.042794">
            <text:p>0.042794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H</text:p>
          </table:table-cell>
          <table:table-cell office:value-type="float" office:value="0.15264">
            <text:p>0.15264</text:p>
          </table:table-cell>
          <table:table-cell office:value-type="float" office:value="0.187058">
            <text:p>0.187058</text:p>
          </table:table-cell>
          <table:table-cell table:formula="of:=[.E14]-[.D14]" office:value-type="float" office:value="0.034418">
            <text:p>0.034418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H</text:p>
          </table:table-cell>
          <table:table-cell office:value-type="float" office:value="0.15264">
            <text:p>0.15264</text:p>
          </table:table-cell>
          <table:table-cell office:value-type="float" office:value="0.187058">
            <text:p>0.187058</text:p>
          </table:table-cell>
          <table:table-cell table:formula="of:=[.E15]-[.D15]" office:value-type="float" office:value="0.034418">
            <text:p>0.034418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float" office:value="-0.342005">
            <text:p>-0.342005</text:p>
          </table:table-cell>
          <table:table-cell office:value-type="float" office:value="-0.314637">
            <text:p>-0.314637</text:p>
          </table:table-cell>
          <table:table-cell table:formula="of:=[.E16]-[.D16]" office:value-type="float" office:value="0.027368">
            <text:p>0.027368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string">
            <text:p>C</text:p>
          </table:table-cell>
          <table:table-cell office:value-type="float" office:value="-0.342005">
            <text:p>-0.342005</text:p>
          </table:table-cell>
          <table:table-cell office:value-type="float" office:value="-0.314637">
            <text:p>-0.314637</text:p>
          </table:table-cell>
          <table:table-cell table:formula="of:=[.E17]-[.D17]" office:value-type="float" office:value="0.027368">
            <text:p>0.027368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C</text:p>
          </table:table-cell>
          <table:table-cell office:value-type="float" office:value="-0.13597">
            <text:p>-0.13597</text:p>
          </table:table-cell>
          <table:table-cell office:value-type="float" office:value="-0.111401">
            <text:p>-0.111401</text:p>
          </table:table-cell>
          <table:table-cell table:formula="of:=[.E18]-[.D18]" office:value-type="float" office:value="0.024569">
            <text:p>0.024569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C</text:p>
          </table:table-cell>
          <table:table-cell office:value-type="float" office:value="-0.13597">
            <text:p>-0.13597</text:p>
          </table:table-cell>
          <table:table-cell office:value-type="float" office:value="-0.111401">
            <text:p>-0.111401</text:p>
          </table:table-cell>
          <table:table-cell table:formula="of:=[.E19]-[.D19]" office:value-type="float" office:value="0.024569">
            <text:p>0.024569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float" office:value="-0.144596">
            <text:p>-0.144596</text:p>
          </table:table-cell>
          <table:table-cell office:value-type="float" office:value="-0.121292">
            <text:p>-0.121292</text:p>
          </table:table-cell>
          <table:table-cell table:formula="of:=[.E20]-[.D20]" office:value-type="float" office:value="0.023304">
            <text:p>0.023304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C</text:p>
          </table:table-cell>
          <table:table-cell office:value-type="float" office:value="-0.144596">
            <text:p>-0.144596</text:p>
          </table:table-cell>
          <table:table-cell office:value-type="float" office:value="-0.121292">
            <text:p>-0.121292</text:p>
          </table:table-cell>
          <table:table-cell table:formula="of:=[.E21]-[.D21]" office:value-type="float" office:value="0.023304">
            <text:p>0.023304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float" office:value="-0.137807">
            <text:p>-0.137807</text:p>
          </table:table-cell>
          <table:table-cell office:value-type="float" office:value="-0.115858">
            <text:p>-0.115858</text:p>
          </table:table-cell>
          <table:table-cell table:formula="of:=[.E22]-[.D22]" office:value-type="float" office:value="0.021949">
            <text:p>0.021949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office:value-type="float" office:value="-0.137807">
            <text:p>-0.137807</text:p>
          </table:table-cell>
          <table:table-cell office:value-type="float" office:value="-0.115858">
            <text:p>-0.115858</text:p>
          </table:table-cell>
          <table:table-cell table:formula="of:=[.E23]-[.D23]" office:value-type="float" office:value="0.021949">
            <text:p>0.02194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C</text:p>
          </table:table-cell>
          <table:table-cell office:value-type="float" office:value="-0.14523">
            <text:p>-0.14523</text:p>
          </table:table-cell>
          <table:table-cell office:value-type="float" office:value="-0.131296">
            <text:p>-0.131296</text:p>
          </table:table-cell>
          <table:table-cell table:formula="of:=[.E24]-[.D24]" office:value-type="float" office:value="0.013934">
            <text:p>0.013934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office:value-type="float" office:value="-0.14523">
            <text:p>-0.14523</text:p>
          </table:table-cell>
          <table:table-cell office:value-type="float" office:value="-0.131296">
            <text:p>-0.131296</text:p>
          </table:table-cell>
          <table:table-cell table:formula="of:=[.E25]-[.D25]" office:value-type="float" office:value="0.013934">
            <text:p>0.013934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float" office:value="-0.148483">
            <text:p>-0.148483</text:p>
          </table:table-cell>
          <table:table-cell office:value-type="float" office:value="-0.142224">
            <text:p>-0.142224</text:p>
          </table:table-cell>
          <table:table-cell table:formula="of:=[.E26]-[.D26]" office:value-type="float" office:value="0.00625900000000001">
            <text:p>0.006259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C</text:p>
          </table:table-cell>
          <table:table-cell office:value-type="float" office:value="-0.148483">
            <text:p>-0.148483</text:p>
          </table:table-cell>
          <table:table-cell office:value-type="float" office:value="-0.142224">
            <text:p>-0.142224</text:p>
          </table:table-cell>
          <table:table-cell table:formula="of:=[.E27]-[.D27]" office:value-type="float" office:value="0.00625900000000001">
            <text:p>0.006259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float" office:value="-0.097876">
            <text:p>-0.097876</text:p>
          </table:table-cell>
          <table:table-cell office:value-type="float" office:value="-0.092409">
            <text:p>-0.092409</text:p>
          </table:table-cell>
          <table:table-cell table:formula="of:=[.E28]-[.D28]" office:value-type="float" office:value="0.005467">
            <text:p>0.005467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C</text:p>
          </table:table-cell>
          <table:table-cell office:value-type="float" office:value="-0.097876">
            <text:p>-0.097876</text:p>
          </table:table-cell>
          <table:table-cell office:value-type="float" office:value="-0.092409">
            <text:p>-0.092409</text:p>
          </table:table-cell>
          <table:table-cell table:formula="of:=[.E29]-[.D29]" office:value-type="float" office:value="0.005467">
            <text:p>0.005467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float" office:value="-0.161036">
            <text:p>-0.161036</text:p>
          </table:table-cell>
          <table:table-cell office:value-type="float" office:value="-0.16925">
            <text:p>-0.16925</text:p>
          </table:table-cell>
          <table:table-cell table:formula="of:=[.E30]-[.D30]" office:value-type="float" office:value="-0.008214">
            <text:p>-0.008214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C</text:p>
          </table:table-cell>
          <table:table-cell office:value-type="float" office:value="-0.161036">
            <text:p>-0.161036</text:p>
          </table:table-cell>
          <table:table-cell office:value-type="float" office:value="-0.16925">
            <text:p>-0.16925</text:p>
          </table:table-cell>
          <table:table-cell table:formula="of:=[.E31]-[.D31]" office:value-type="float" office:value="-0.008214">
            <text:p>-0.00821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2:Sheet1.AMJ31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f310 </meta:initial-creator>
    <meta:creation-date>2013-04-19T16:05:44</meta:creation-date>
    <dc:date>2013-04-19T18:17:14</dc:date>
    <dc:creator>spf310 </dc:creator>
    <meta:editing-duration>PT1H56M20S</meta:editing-duration>
    <meta:editing-cycles>1</meta:editing-cycles>
    <meta:document-statistic meta:table-count="3" meta:cell-count="152" meta:object-count="0"/>
    <meta:generator>LibreOffice/3.5$Linux_X86_64 LibreOffice_project/350m1$Build-2</meta:generator>
  </office:meta>
</office:document-meta>
</file>